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textarea-horizontal-align="justify" draw:textarea-vertical-align="middle" draw:auto-grow-height="false" fo:min-height="0.379cm" fo:min-width="0.489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cccccc" draw:textarea-horizontal-align="justify" draw:textarea-vertical-align="middle" draw:auto-grow-height="false" fo:min-height="0.379cm" fo:min-width="0.489cm" fo:padding-top="0.176cm" fo:padding-bottom="0.176cm" fo:padding-left="0.301cm" fo:padding-right="0.301cm"/>
      <style:paragraph-properties style:writing-mode="lr-tb"/>
    </style:style>
    <style:style style:name="gr3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0.889cm" svg:x="8.366cm" svg:y="4.68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397cm" svg:height="0.889cm" svg:x="8.366cm" svg:y="4.68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397cm" svg:height="0.889cm" svg:x="11.922cm" svg:y="5.95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397cm" svg:height="0.889cm" svg:x="6.969cm" svg:y="7.47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397cm" svg:height="0.889cm" svg:x="9.509cm" svg:y="9.76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397cm" svg:height="0.889cm" svg:x="14.081cm" svg:y="8.36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397cm" svg:height="0.889cm" svg:x="4.429cm" svg:y="9.12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366cm" svg:y1="5.127cm" svg:x2="7.668cm" svg:y2="7.477cm" draw:start-shape="id1" draw:start-glue-point="6" draw:end-shape="id2" draw:end-glue-point="4" svg:d="M8366 5127c-466 0-698 783-698 2350" svg:viewBox="0 0 699 2351">
          <text:p/>
        </draw:connector>
        <draw:connector draw:style-name="gr3" draw:text-style-name="P3" draw:layer="layout" draw:type="curve" draw:line-skew="0.119cm" svg:x1="8.57cm" svg:y1="4.813cm" svg:x2="5.128cm" svg:y2="9.128cm" draw:start-shape="id1" draw:start-glue-point="5" draw:end-shape="id3" draw:end-glue-point="4" svg:d="M8570 4813c0-844-3442-3002-3442 4315" svg:viewBox="0 0 3443 5276">
          <text:p/>
        </draw:connector>
        <draw:connector draw:style-name="gr3" draw:text-style-name="P3" draw:layer="layout" draw:type="curve" svg:x1="8.162cm" svg:y1="8.236cm" svg:x2="12.126cm" svg:y2="6.712cm" draw:start-shape="id2" draw:start-glue-point="9" draw:end-shape="id4" draw:end-glue-point="7" svg:d="M8162 8236c0 1021 3964 1783 3964-1524" svg:viewBox="0 0 3965 2399">
          <text:p/>
        </draw:connector>
        <draw:connector draw:style-name="gr3" draw:text-style-name="P3" draw:layer="layout" draw:type="curve" svg:x1="10.702cm" svg:y1="10.522cm" svg:x2="14.78cm" svg:y2="9.255cm" draw:start-shape="id5" draw:start-glue-point="9" draw:end-shape="id6" draw:end-glue-point="8" svg:d="M10702 10522c0 1023 4078 1656 4078-1267" svg:viewBox="0 0 4079 2124">
          <text:p/>
        </draw:connector>
        <draw:connector draw:style-name="gr3" draw:text-style-name="P3" draw:layer="layout" draw:type="curve" svg:x1="5.826cm" svg:y1="9.572cm" svg:x2="7.668cm" svg:y2="8.366cm" draw:start-shape="id3" draw:start-glue-point="10" draw:end-shape="id2" draw:end-glue-point="8" svg:d="M5826 9572c1228 0 1842-402 1842-1206" svg:viewBox="0 0 1843 1207">
          <text:p/>
        </draw:connector>
        <draw:connector draw:style-name="gr3" draw:text-style-name="P3" draw:layer="layout" draw:type="curve" draw:line-skew="-2.504cm -0.347cm" svg:x1="12.621cm" svg:y1="5.953cm" svg:x2="4.429cm" svg:y2="9.572cm" draw:start-shape="id4" draw:start-glue-point="4" draw:end-shape="id3" draw:end-glue-point="6" svg:d="M12621 5953c0-4584-4546-3821-6931-1770s-2609 5389-1261 5389" svg:viewBox="0 0 9018 7007">
          <text:p/>
        </draw:connector>
        <draw:connector draw:style-name="gr3" draw:text-style-name="P3" draw:layer="layout" draw:type="curve" svg:x1="9.559cm" svg:y1="5.442cm" svg:x2="11.922cm" svg:y2="6.397cm" draw:start-shape="id1" draw:start-glue-point="9" draw:end-shape="id4" draw:end-glue-point="6" svg:d="M9559 5442c0 637 787 955 2363 955" svg:viewBox="0 0 2364 95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2:42:42.720780612</meta:creation-date>
    <dc:date>2022-07-05T12:51:03.489658714</dc:date>
    <meta:editing-duration>PT8M3S</meta:editing-duration>
    <meta:editing-cycles>3</meta:editing-cycles>
    <meta:generator>LibreOffice/6.4.7.2$Linux_X86_64 LibreOffice_project/40$Build-2</meta:generator>
    <meta:document-statistic meta:object-count="14"/>
  </office:meta>
</office:document-meta>
</file>